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5449" officeooo:paragraph-rsid="00075449"/>
    </style:style>
    <style:style style:name="P2" style:family="paragraph" style:parent-style-name="Standard">
      <style:text-properties fo:font-weight="bold" officeooo:rsid="00075449" officeooo:paragraph-rsid="00075449" style:font-weight-asian="bold" style:font-weight-complex="bold"/>
    </style:style>
    <style:style style:name="P3" style:family="paragraph" style:parent-style-name="Standard">
      <style:text-properties fo:font-weight="bold" officeooo:rsid="0019cfeb" officeooo:paragraph-rsid="00161a47" style:font-weight-asian="bold" style:font-weight-complex="bold"/>
    </style:style>
    <style:style style:name="P4" style:family="paragraph" style:parent-style-name="Standard">
      <style:text-properties fo:font-weight="bold" officeooo:rsid="001f64d7" officeooo:paragraph-rsid="001f64d7" style:font-weight-asian="bold" style:font-weight-complex="bold"/>
    </style:style>
    <style:style style:name="P5" style:family="paragraph" style:parent-style-name="Standard">
      <style:text-properties officeooo:rsid="000941b7" officeooo:paragraph-rsid="000941b7"/>
    </style:style>
    <style:style style:name="P6" style:family="paragraph" style:parent-style-name="Standard">
      <style:text-properties officeooo:rsid="000a0fe4" officeooo:paragraph-rsid="000a0fe4"/>
    </style:style>
    <style:style style:name="P7" style:family="paragraph" style:parent-style-name="Standard">
      <style:text-properties officeooo:rsid="000c0d50" officeooo:paragraph-rsid="000c0d50"/>
    </style:style>
    <style:style style:name="P8" style:family="paragraph" style:parent-style-name="Standard">
      <style:text-properties officeooo:rsid="000c2952" officeooo:paragraph-rsid="000c2952"/>
    </style:style>
    <style:style style:name="P9" style:family="paragraph" style:parent-style-name="Standard">
      <style:text-properties officeooo:rsid="000d6103" officeooo:paragraph-rsid="000d6103"/>
    </style:style>
    <style:style style:name="P10" style:family="paragraph" style:parent-style-name="Standard">
      <style:text-properties officeooo:rsid="001060f3" officeooo:paragraph-rsid="001060f3"/>
    </style:style>
    <style:style style:name="P11" style:family="paragraph" style:parent-style-name="Standard">
      <style:text-properties officeooo:rsid="001060f3" officeooo:paragraph-rsid="0010b653"/>
    </style:style>
    <style:style style:name="P12" style:family="paragraph" style:parent-style-name="Standard">
      <style:text-properties officeooo:rsid="00130fd9" officeooo:paragraph-rsid="00130fd9"/>
    </style:style>
    <style:style style:name="P13" style:family="paragraph" style:parent-style-name="Standard">
      <style:text-properties officeooo:rsid="00161a47" officeooo:paragraph-rsid="00161a47"/>
    </style:style>
    <style:style style:name="P14" style:family="paragraph" style:parent-style-name="Standard">
      <style:text-properties officeooo:rsid="00167fb9" officeooo:paragraph-rsid="00167fb9"/>
    </style:style>
    <style:style style:name="P15" style:family="paragraph" style:parent-style-name="Standard">
      <style:text-properties officeooo:rsid="001a3dce" officeooo:paragraph-rsid="001a3dce"/>
    </style:style>
    <style:style style:name="P16" style:family="paragraph" style:parent-style-name="Standard">
      <style:text-properties officeooo:rsid="001c5fcf" officeooo:paragraph-rsid="001c5fcf"/>
    </style:style>
    <style:style style:name="P17" style:family="paragraph" style:parent-style-name="Standard">
      <style:text-properties officeooo:rsid="001d80c8" officeooo:paragraph-rsid="001d80c8"/>
    </style:style>
    <style:style style:name="P18" style:family="paragraph" style:parent-style-name="Standard">
      <style:text-properties fo:font-weight="normal" officeooo:rsid="001fc238" officeooo:paragraph-rsid="001fc238" style:font-weight-asian="normal" style:font-weight-complex="normal"/>
    </style:style>
    <style:style style:name="P19" style:family="paragraph" style:parent-style-name="Standard">
      <style:text-properties fo:font-weight="normal" officeooo:rsid="0020b075" officeooo:paragraph-rsid="0020b075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5449" officeooo:paragraph-rsid="00075449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c0d50" officeooo:paragraph-rsid="000c0d5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a0fe4" officeooo:paragraph-rsid="000a0fe4" style:font-weight-asian="bold" style:font-weight-complex="bold"/>
    </style:style>
    <style:style style:name="P23" style:family="paragraph" style:parent-style-name="Text_20_body">
      <style:text-properties officeooo:rsid="000941b7" officeooo:paragraph-rsid="000941b7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0fd9" officeooo:paragraph-rsid="0010b653"/>
    </style:style>
    <style:style style:name="P26" style:family="paragraph" style:parent-style-name="Standard">
      <style:text-properties fo:font-weight="bold" officeooo:rsid="0029abe2" officeooo:paragraph-rsid="0029abe2" style:font-weight-asian="bold" style:font-weight-complex="bold"/>
    </style:style>
    <style:style style:name="P27" style:family="paragraph" style:parent-style-name="Standard">
      <style:text-properties fo:font-weight="bold" officeooo:rsid="002baae9" officeooo:paragraph-rsid="002baae9" style:font-weight-asian="bold" style:font-weight-complex="bold"/>
    </style:style>
    <style:style style:name="P28" style:family="paragraph" style:parent-style-name="Standard">
      <style:text-properties officeooo:rsid="00161a47" officeooo:paragraph-rsid="00161a47"/>
    </style:style>
    <style:style style:name="P29" style:family="paragraph" style:parent-style-name="Standard">
      <style:text-properties officeooo:rsid="00161a47" officeooo:paragraph-rsid="002574c4"/>
    </style:style>
    <style:style style:name="P30" style:family="paragraph" style:parent-style-name="Standard">
      <style:text-properties officeooo:rsid="002574c4" officeooo:paragraph-rsid="002574c4"/>
    </style:style>
    <style:style style:name="P31" style:family="paragraph" style:parent-style-name="Standard">
      <style:text-properties officeooo:rsid="002804b2" officeooo:paragraph-rsid="002804b2"/>
    </style:style>
    <style:style style:name="P32" style:family="paragraph" style:parent-style-name="Standard">
      <style:text-properties fo:font-weight="normal" officeooo:rsid="002baae9" officeooo:paragraph-rsid="002baae9" style:font-weight-asian="normal" style:font-weight-complex="normal"/>
    </style:style>
    <style:style style:name="P33" style:family="paragraph" style:parent-style-name="Standard">
      <style:text-properties fo:font-weight="normal" officeooo:rsid="002d5d4c" officeooo:paragraph-rsid="002d5d4c" style:font-weight-asian="normal" style:font-weight-complex="normal"/>
    </style:style>
    <style:style style:name="P34" style:family="paragraph" style:parent-style-name="Standard">
      <style:text-properties fo:font-weight="normal" officeooo:rsid="002e4224" officeooo:paragraph-rsid="002e4224" style:font-weight-asian="normal" style:font-weight-complex="normal"/>
    </style:style>
    <style:style style:name="P35" style:family="paragraph" style:parent-style-name="Standard">
      <style:text-properties fo:font-weight="normal" officeooo:rsid="00306c7e" officeooo:paragraph-rsid="00306c7e" style:font-weight-asian="normal" style:font-weight-complex="normal"/>
    </style:style>
    <style:style style:name="P36" style:family="paragraph" style:parent-style-name="Standard">
      <style:text-properties fo:font-weight="normal" officeooo:rsid="00324f01" officeooo:paragraph-rsid="00324f01" style:font-weight-asian="normal" style:font-weight-complex="normal"/>
    </style:style>
    <style:style style:name="P37" style:family="paragraph" style:parent-style-name="Standard">
      <style:text-properties fo:font-weight="normal" officeooo:rsid="0032d672" officeooo:paragraph-rsid="0032d672" style:font-weight-asian="normal" style:font-weight-complex="normal"/>
    </style:style>
    <style:style style:name="T1" style:family="text">
      <style:text-properties officeooo:rsid="0010b653"/>
    </style:style>
    <style:style style:name="T2" style:family="text">
      <style:text-properties officeooo:rsid="00149046"/>
    </style:style>
    <style:style style:name="T3" style:family="text">
      <style:text-properties officeooo:rsid="001ba20c"/>
    </style:style>
    <style:style style:name="T4" style:family="text">
      <style:text-properties officeooo:rsid="002804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0ca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IAN</text:p>
      <text:p text:style-name="P1"/>
      <text:p text:style-name="P20">Instalar Sudo</text:p>
      <text:p text:style-name="P1"/>
      <text:p text:style-name="P1">$ su</text:p>
      <text:p text:style-name="P1">(password de root)</text:p>
      <text:p text:style-name="P1">$ apt-get install sudo</text:p>
      <text:p text:style-name="P1">Va a pedir insertar el CD de Debian, hacerlo.</text:p>
      <text:p text:style-name="P1"/>
      <text:p text:style-name="P1"/>
      <text:p text:style-name="P5">Como root.</text:p>
      <text:p text:style-name="P5">$ apt-get install vim</text:p>
      <text:p text:style-name="P5"/>
      <text:p text:style-name="P23">As root edit /etc/sudoers and place the following line:</text:p>
      <text:p text:style-name="P24"><text:span text:style-name="Source_20_Text">youruser <text:s text:c="3"/>ALL=(ALL) NOPASSWD:ALL</text:span></text:p>
      <text:p text:style-name="Text_20_body">after </text:p>
      <text:p text:style-name="Preformatted_20_Text"><text:span text:style-name="Source_20_Text"># Allow members of group sudo to execute any command</text:span></text:p>
      <text:p text:style-name="P24"><text:span text:style-name="Source_20_Text">%sudo <text:s text:c="2"/>ALL=(ALL:ALL) ALL</text:span></text:p>
      <text:p text:style-name="P5"/>
      <text:p text:style-name="P21">Sources.list</text:p>
      <text:p text:style-name="P7"/>
      <text:p text:style-name="P7">editar /etc/apt/sources.list</text:p>
      <text:p text:style-name="P7">comentar la línea del DVD, y a las otras dos agregarles al final “non-free”</text:p>
      <text:p text:style-name="P5"/>
      <text:p text:style-name="P5"/>
      <text:p text:style-name="P8">Procurar que en el sources.list estén estos repositorios:</text:p>
      <text:p text:style-name="P8"><text:bookmark text:name=":7k.co"/>deb <text:a xlink:type="simple" xlink:href="https://www.google.com/url?q=http://deb.debian.org/debian&amp;sa=D&amp;source=hangouts&amp;ust=1556025976038000&amp;usg=AFQjCNGBjbEiAen1J3SYaXnBPFm1RczQYA" office:target-frame-name="_blank" xlink:show="new" text:style-name="Internet_20_link" text:visited-style-name="Visited_20_Internet_20_Link">http://deb.debian.org/debian</text:a> stretch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 main contrib non-free<text:line-break/><text:line-break/>deb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deb-src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<text:line-break/>deb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/text:p>
      <text:p text:style-name="P8"/>
      <text:p text:style-name="P8">Algunos ya estaban pero comentados.</text:p>
      <text:p text:style-name="P8"/>
      <text:p text:style-name="P5"/>
      <text:p text:style-name="P9">Hacer update y upgrade con el apt-get después.</text:p>
      <text:p text:style-name="P9"/>
      <text:p text:style-name="P9"/>
      <text:p text:style-name="P22">Tarjeta gráfica</text:p>
      <text:p text:style-name="P6"/>
      <text:p text:style-name="P6">$ lspci</text:p>
      <text:p text:style-name="P6"/>
      <text:p text:style-name="P6"/>
      <text:p text:style-name="P10"><text:soft-page-break/>sudo apt-cache search firmware</text:p>
      <text:p text:style-name="P11">sudo apt-<text:span text:style-name="T1">get</text:span> <text:span text:style-name="T1">install</text:span> firmware<text:span text:style-name="T1">-amd-graphics</text:span></text:p>
      <text:p text:style-name="P25"/>
      <text:p text:style-name="P12"/>
      <text:p text:style-name="P12">Configuración de backports</text:p>
      <text:p text:style-name="P12"/>
      <text:p text:style-name="P12"><text:span text:style-name="T2">vi </text:span>/<text:span text:style-name="T2">etc/apt/sources.list</text:span></text:p>
      <text:p text:style-name="P12"/>
      <text:p text:style-name="P12"><text:bookmark text:name=":9j.co"/>deb <text:a xlink:type="simple" xlink:href="https://www.google.com/url?q=http://deb.debian.org/debian&amp;sa=D&amp;source=hangouts&amp;ust=1556026711468000&amp;usg=AFQjCNGehmcnzyvW6h_xgtUBNvW8Z1iq9w" office:target-frame-name="_blank" xlink:show="new" text:style-name="Internet_20_link" text:visited-style-name="Visited_20_Internet_20_Link">http://deb.debian.org/debian</text:a> stretch-backports main contrib non-free</text:p>
      <text:p text:style-name="P13"/>
      <text:p text:style-name="P14">sudo apt-get update</text:p>
      <text:p text:style-name="P14">sudo apt-get -t stretch-backports upgrade <text:s text:c="2"/>(esto para que use el repo de “testing”)</text:p>
      <text:p text:style-name="P14">sudo apt-get -t stretch-backports dist-upgradfe</text:p>
      <text:p text:style-name="P13"/>
      <text:p text:style-name="P13"/>
      <text:p text:style-name="P3">Anaconda</text:p>
      <text:p text:style-name="P13"/>
      <text:p text:style-name="P13"/>
      <text:p text:style-name="P15">Bajar e instalar el Anaconda <text:span text:style-name="T3">para Python 3.</text:span></text:p>
      <text:p text:style-name="P15"/>
      <text:p text:style-name="P16">“conda deactivate” para sacar el entorno virtual del Anaconda en la terminal.</text:p>
      <text:p text:style-name="P17">Para usar el pipenv.</text:p>
      <text:p text:style-name="P17"/>
      <text:p text:style-name="P4">Visual Studio Code</text:p>
      <text:p text:style-name="P4"/>
      <text:p text:style-name="P18">Bajar el archivo .deb.</text:p>
      <text:p text:style-name="P19">Comando</text:p>
      <text:p text:style-name="P19">“sudo apt install nombre.deb”</text:p>
      <text:p text:style-name="P19"/>
      <text:p text:style-name="P19"/>
      <text:p text:style-name="P30"><text:span text:style-name="T5">Uso del Python </text:span><text:span text:style-name="T6">en el</text:span><text:span text:style-name="T5"> Anaconda</text:span></text:p>
      <text:p text:style-name="P29"/>
      <text:p text:style-name="P13">Con este te fijás qué Python tiene activo el Anaconda:</text:p>
      <text:p text:style-name="P13">conda config --show | grep auto_activate_base</text:p>
      <text:p text:style-name="P13"/>
      <text:p text:style-name="P13">y con este si querés lo desactivás por defecto (y entonces usás el del SO):</text:p>
      <text:p text:style-name="P13">conda config --set auto_activate_base False</text:p>
      <text:p text:style-name="P13"/>
      <text:p text:style-name="P31">Instalación del Pip.</text:p>
      <text:p text:style-name="P13"><text:span text:style-name="T4">$ </text:span>sudo apt-get -t stretch-backports install python3-pip</text:p>
      <text:p text:style-name="P13"/>
      <text:p text:style-name="P26">Siguiendo tutorial de <text:a xlink:type="simple" xlink:href="https://scotch.io/tutorials/build-a-to-do-application-using-django-and-react" text:style-name="Internet_20_link" text:visited-style-name="Visited_20_Internet_20_Link">https://scotch.io/tutorials/build-a-to-do-application-using-django-and-react</text:a></text:p>
      <text:p text:style-name="P26"/>
      <text:p text:style-name="P32">$ pip3 install pipenv</text:p>
      <text:p text:style-name="P33">Instala una versión LOCAL del pipenv.</text:p>
      <text:p text:style-name="P33">Para acceder, /home/&lt;user&gt;/.local/bin/pipenv</text:p>
      <text:p text:style-name="P33"/>
      <text:p text:style-name="P34">$ /home/lbali/.local/bin/pipenv shell</text:p>
      <text:p text:style-name="P34">Crea un virtual environment (Pipfile) en el directorio actual.</text:p>
      <text:p text:style-name="P36"><text:soft-page-break/>Ahora el python que usa es el del Pipfile.</text:p>
      <text:p text:style-name="P36"/>
      <text:p text:style-name="P36"/>
      <text:p text:style-name="P35">Seguir el tutorial…</text:p>
      <text:p text:style-name="P35"/>
      <text:p text:style-name="P35"/>
      <text:p text:style-name="P37">El pipenv guarda el NOMBRE del directorio dentro de su “sistema”, proyectos futuros con el mismo nombre usarán las mismas especificaciones, no alcanza con borrar el directorio. OJO!!</text:p>
      <text:p text:style-name="P37"/>
      <text:p text:style-name="P3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01:59.811851654</meta:creation-date>
    <meta:generator>LibreOffice/6.1.5.2$Linux_X86_64 LibreOffice_project/10$Build-2</meta:generator>
    <dc:date>2019-04-22T15:44:52.854905910</dc:date>
    <meta:editing-duration>PT1H52M4S</meta:editing-duration>
    <meta:editing-cycles>38</meta:editing-cycles>
    <meta:document-statistic meta:table-count="0" meta:image-count="0" meta:object-count="0" meta:page-count="3" meta:paragraph-count="54" meta:word-count="331" meta:character-count="2460" meta:non-whitespace-character-count="2175"/>
  </office:meta>
</office:document-meta>
</file>